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8.01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47.47mm"/>
    </style:style>
    <style:style style:name="co4" style:family="table-column">
      <style:table-column-properties fo:break-before="auto" style:column-width="40.92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71.16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ategory" style:data-style-name="N0"/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11"/>
    <style:style style:name="ce19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20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Corner">
      <style:table-cell-properties fo:border-bottom="none" fo:border-left="none" fo:border-right="none" fo:border-top="2.01pt solid #000000"/>
    </style:style>
    <style:style style:name="ce22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23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24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25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27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28" style:family="table-cell" style:parent-style-name="Pivot_20_Table_20_Result" style:data-style-name="N11">
      <style:table-cell-properties fo:border-bottom="none" fo:border-left="0.99pt solid #000000" fo:border-right="0.99pt solid #000000" fo:border-top="0.99pt solid #000000"/>
    </style:style>
    <style:style style:name="ce29" style:family="table-cell" style:parent-style-name="Pivot_20_Table_20_Result" style:data-style-name="N11">
      <style:table-cell-properties fo:border-bottom="none" fo:border-left="0.99pt solid #000000" fo:border-right="0.99pt solid #000000" fo:border-top="none"/>
    </style:style>
    <style:style style:name="ce30" style:family="table-cell" style:parent-style-name="Pivot_20_Table_20_Result" style:data-style-name="N11">
      <style:table-cell-properties fo:border-bottom="0.99pt solid #000000" fo:border-left="0.99pt solid #000000" fo:border-right="0.99pt solid #000000" fo:border-top="none"/>
    </style:style>
    <style:style style:name="ce31" style:family="table-cell" style:parent-style-name="Pivot_20_Table_20_Result" style:data-style-name="N11">
      <style:table-cell-properties fo:border-bottom="2.01pt solid #000000" fo:border-left="0.99pt solid #000000" fo:border-right="0.99pt solid #000000" fo:border-top="0.99pt solid #000000"/>
    </style:style>
    <style:style style:name="ce3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3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 style:data-style-name="N11">
      <style:table-cell-properties fo:border-bottom="none" fo:border-left="0.99pt solid #000000" fo:border-right="2.01pt solid #000000" fo:border-top="0.99pt solid #000000"/>
    </style:style>
    <style:style style:name="ce36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37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38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user-tes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4" table:default-cell-style-name="ce1"/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search-result-threshold</text:p>
          </table:table-cell>
          <table:table-cell office:value-type="string" calcext:value-type="string">
            <text:p>concept-relevance-threshold</text:p>
          </table:table-cell>
          <table:table-cell office:value-type="string" calcext:value-type="string">
            <text:p>query-concept-threshold</text:p>
          </table:table-cell>
          <table:table-cell office:value-type="string" calcext:value-type="string">
            <text:p>simtyp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fetched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relevant &amp; fetched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measure</text:p>
          </table:table-cell>
          <table:table-cell table:style-name="Default" office:value-type="string" calcext:value-type="string">
            <text:p>r-precision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09836065573771" calcext:value-type="percentage">
            <text:p>0,4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16326530612245" calcext:value-type="percentage">
            <text:p>0,82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12820512820513" calcext:value-type="percentage">
            <text:p>0,5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2040816326531" calcext:value-type="percentage">
            <text:p>1,02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25531914893617" calcext:value-type="percentage">
            <text:p>0,4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47457627118644" calcext:value-type="percentage">
            <text:p>0,85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12820512820513" calcext:value-type="percentage">
            <text:p>0,5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2040816326531" calcext:value-type="percentage">
            <text:p>1,02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52486187845304" calcext:value-type="percentage">
            <text:p>0,5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989010989011" calcext:value-type="percentage">
            <text:p>1,1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42477876106195" calcext:value-type="percentage">
            <text:p>0,44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81057268722467" calcext:value-type="percentage">
            <text:p>0,88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48430493273543" calcext:value-type="percentage">
            <text:p>0,4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92857142857143" calcext:value-type="percentage">
            <text:p>0,89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31034482758621" calcext:value-type="percentage">
            <text:p>0,4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58369098712446" calcext:value-type="percentage">
            <text:p>0,86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94444444444444" calcext:value-type="percentage">
            <text:p>0,6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37931034482759" calcext:value-type="percentage">
            <text:p>1,38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80769230769231" calcext:value-type="percentage">
            <text:p>0,48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956937799043063" calcext:value-type="percentage">
            <text:p>0,96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384615384615385" calcext:value-type="percentage">
            <text:p>3,85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740740740740741" calcext:value-type="percentage">
            <text:p>7,41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0,52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4166666666667" calcext:value-type="percentage">
            <text:p>1,04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0,52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4166666666667" calcext:value-type="percentage">
            <text:p>1,04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97512437810945" calcext:value-type="percentage">
            <text:p>0,5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99009900990099" calcext:value-type="percentage">
            <text:p>0,99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3859649122807" calcext:value-type="percentage">
            <text:p>0,44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873362445414847" calcext:value-type="percentage">
            <text:p>0,87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,1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35294117647059" calcext:value-type="percentage">
            <text:p>2,35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,1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35294117647059" calcext:value-type="percentage">
            <text:p>2,35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27027027027027" calcext:value-type="percentage">
            <text:p>2,7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526315789473684" calcext:value-type="percentage">
            <text:p>5,26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yc subwa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rest are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22222222222222" calcext:value-type="percentage">
            <text:p>22,22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851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ivot Table_user-testing_1" table:style-name="ta1">
        <table:table-column table:style-name="co10" table:default-cell-style-name="ce6"/>
        <table:table-column table:style-name="co10" table:number-columns-repeated="2" table:default-cell-style-name="ce8"/>
        <table:table-column table:style-name="co10" table:default-cell-style-name="ce21"/>
        <table:table-column table:style-name="co10" table:number-columns-repeated="3" table:default-cell-style-name="ce18"/>
        <table:table-column table:style-name="co10" table:default-cell-style-name="ce21"/>
        <table:table-column table:style-name="co10" table:default-cell-style-name="ce32"/>
        <table:table-row table:style-name="ro1">
          <table:table-cell table:style-name="ce2"/>
          <table:table-cell office:value-type="string" calcext:value-type="string">
            <text:p>Data</text:p>
          </table:table-cell>
          <table:table-cell office:value-type="string" calcext:value-type="string">
            <text:p>concept-relevance-threshold</text:p>
          </table:table-cell>
          <table:table-cell/>
          <table:table-cell table:style-name="ce21" table:number-columns-repeated="3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>
            <text:p>Average - f1-measure</text:p>
          </table:table-cell>
          <table:table-cell table:style-name="ce15" table:number-columns-repeated="2"/>
          <table:table-cell table:style-name="ce15" office:value-type="string" calcext:value-type="string">
            <text:p>Median - f1-measure</text:p>
          </table:table-cell>
          <table:table-cell table:style-name="ce15" table:number-columns-repeated="2"/>
          <table:table-cell table:style-name="ce26" office:value-type="string" calcext:value-type="string">
            <text:p>Total Average - f1-measure</text:p>
          </table:table-cell>
          <table:table-cell table:style-name="ce33" office:value-type="string" calcext:value-type="string">
            <text:p>Total Median - f1-measure</text:p>
          </table:table-cell>
        </table:table-row>
        <table:table-row table:style-name="ro1">
          <table:table-cell table:style-name="ce4" office:value-type="string" calcext:value-type="string">
            <text:p>query-concept-threshold</text:p>
          </table:table-cell>
          <table:table-cell table:style-name="ce10" office:value-type="float" office:value="0.25" calcext:value-type="float">
            <text:p>0,2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0.75" calcext:value-type="float">
            <text:p>0,75</text:p>
          </table:table-cell>
          <table:table-cell table:style-name="ce27"/>
          <table:table-cell table:style-name="ce34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11" office:value-type="percentage" office:value="0.00939630856391744" calcext:value-type="percentage">
            <text:p>0,94%</text:p>
          </table:table-cell>
          <table:table-cell table:style-name="ce17" office:value-type="percentage" office:value="0" calcext:value-type="percentage">
            <text:p>0,00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percentage" office:value="0.00892857142857143" calcext:value-type="percentage">
            <text:p>0,89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style-name="ce28" office:value-type="percentage" office:value="0.00313210285463915" calcext:value-type="percentage">
            <text:p>0,31%</text:p>
          </table:table-cell>
          <table:table-cell table:style-name="ce35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style-name="ce12" office:value-type="percentage" office:value="0.0181219399761769" calcext:value-type="percentage">
            <text:p>1,81%</text:p>
          </table:table-cell>
          <table:table-cell table:style-name="ce18" office:value-type="percentage" office:value="0" calcext:value-type="percentage">
            <text:p>0,00%</text:p>
          </table:table-cell>
          <table:table-cell table:style-name="ce23" office:value-type="percentage" office:value="0" calcext:value-type="percentage">
            <text:p>0,00%</text:p>
          </table:table-cell>
          <table:table-cell office:value-type="percentage" office:value="0.0104166666666667" calcext:value-type="percentage">
            <text:p>1,04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style-name="ce29" office:value-type="percentage" office:value="0.00604064665872564" calcext:value-type="percentage">
            <text:p>0,60%</text:p>
          </table:table-cell>
          <table:table-cell table:style-name="ce36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percentage" office:value="0.00938477686893859" calcext:value-type="percentage">
            <text:p>0,94%</text:p>
          </table:table-cell>
          <table:table-cell table:style-name="ce19" office:value-type="percentage" office:value="0.0075187969924812" calcext:value-type="percentage">
            <text:p>0,75%</text:p>
          </table:table-cell>
          <table:table-cell table:style-name="ce24" office:value-type="percentage" office:value="0.0674603174603175" calcext:value-type="percentage">
            <text:p>6,75%</text:p>
          </table:table-cell>
          <table:table-cell office:value-type="percentage" office:value="0.00873362445414847" calcext:value-type="percentage">
            <text:p>0,87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style-name="ce30" office:value-type="percentage" office:value="0.0281212971072457" calcext:value-type="percentage">
            <text:p>2,81%</text:p>
          </table:table-cell>
          <table:table-cell table:style-name="ce37" office:value-type="percentage" office:value="0" calcext:value-type="percentage">
            <text:p>0,00%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4" office:value-type="percentage" office:value="0.0123010084696776" calcext:value-type="percentage">
            <text:p>1,23%</text:p>
          </table:table-cell>
          <table:table-cell table:style-name="ce20" office:value-type="percentage" office:value="0.0025062656641604" calcext:value-type="percentage">
            <text:p>0,25%</text:p>
          </table:table-cell>
          <table:table-cell table:style-name="ce25" office:value-type="percentage" office:value="0.0224867724867725" calcext:value-type="percentage">
            <text:p>2,25%</text:p>
          </table:table-cell>
          <table:table-cell table:style-name="ce14" office:value-type="percentage" office:value="0.00956937799043063" calcext:value-type="percentage">
            <text:p>0,96%</text:p>
          </table:table-cell>
          <table:table-cell table:style-name="ce20" office:value-type="percentage" office:value="0" calcext:value-type="percentage">
            <text:p>0,00%</text:p>
          </table:table-cell>
          <table:table-cell table:style-name="ce25" office:value-type="percentage" office:value="0" calcext:value-type="percentage">
            <text:p>0,00%</text:p>
          </table:table-cell>
          <table:table-cell table:style-name="ce31" office:value-type="percentage" office:value="0.0124313488735368" calcext:value-type="percentage">
            <text:p>1,24%</text:p>
          </table:table-cell>
          <table:table-cell table:style-name="ce38" office:value-type="percentage" office:value="0" calcext:value-type="percentage">
            <text:p>0,00%</text:p>
          </table:table-cell>
        </table:table-row>
      </table:table>
      <table:named-expressions/>
      <table:data-pilot-tables>
        <table:data-pilot-table table:name="DataPilot1" table:application-data="" table:target-range-address="'Pivot Table_user-testing_1'.A1:'Pivot Table_user-testing_1'.I7" table:buttons="'Pivot Table_user-testing_1'.A3 'Pivot Table_user-testing_1'.B1 'Pivot Table_user-testing_1'.C1" table:show-filter-button="false" table:drill-down-on-double-click="false">
          <table:source-cell-range table:cell-range-address="'user-testing'.A1:'user-testing'.M6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ncept-relevance-threshold" table:orientation="column" table:used-hierarchy="0" table:function="auto">
            <table:data-pilot-level table:show-empty="false" calcext:repeat-item-labels="false">
              <table:data-pilot-members>
                <table:data-pilot-member table:name="0,25" table:display="true" table:show-details="true"/>
                <table:data-pilot-member table:name="0,5" table:display="true" table:show-details="true"/>
                <table:data-pilot-member table:name="0,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ry-concept-threshold" table:orientation="row" table:used-hierarchy="0" table:function="auto">
            <table:data-pilot-level table:show-empty="false" calcext:repeat-item-labels="false">
              <table:data-pilot-members>
                <table:data-pilot-member table:name="0,5" table:display="true" table:show-details="true"/>
                <table:data-pilot-member table:name="0,7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-measure" table:orientation="data" table:used-hierarchy="0" table:function="average">
            <table:data-pilot-level table:show-empty="false" calcext:repeat-item-labels="false">
              <table:data-pilot-members>
                <table:data-pilot-member table:name="0,00%" table:display="true" table:show-details="true"/>
                <table:data-pilot-member table:name="0,82%" table:display="true" table:show-details="true"/>
                <table:data-pilot-member table:name="0,85%" table:display="true" table:show-details="true"/>
                <table:data-pilot-member table:name="0,86%" table:display="true" table:show-details="true"/>
                <table:data-pilot-member table:name="0,87%" table:display="true" table:show-details="true"/>
                <table:data-pilot-member table:name="0,88%" table:display="true" table:show-details="true"/>
                <table:data-pilot-member table:name="0,89%" table:display="true" table:show-details="true"/>
                <table:data-pilot-member table:name="0,96%" table:display="true" table:show-details="true"/>
                <table:data-pilot-member table:name="0,99%" table:display="true" table:show-details="true"/>
                <table:data-pilot-member table:name="1,02%" table:display="true" table:show-details="true"/>
                <table:data-pilot-member table:name="1,04%" table:display="true" table:show-details="true"/>
                <table:data-pilot-member table:name="1,10%" table:display="true" table:show-details="true"/>
                <table:data-pilot-member table:name="1,38%" table:display="true" table:show-details="true"/>
                <table:data-pilot-member table:name="2,35%" table:display="true" table:show-details="true"/>
                <table:data-pilot-member table:name="5,26%" table:display="true" table:show-details="true"/>
                <table:data-pilot-member table:name="7,41%" table:display="true" table:show-details="true"/>
                <table:data-pilot-member table:name="22,22%" table:display="true" table:show-details="true"/>
                <table:data-pilot-member table:name="25,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-measure" table:orientation="data" table:used-hierarchy="-1" table:function="median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7:12:52.402327816</dc:date>
    <meta:editing-duration>PT26M6S</meta:editing-duration>
    <meta:editing-cycles>2</meta:editing-cycles>
    <meta:generator>LibreOffice/6.1.5.2$Linux_X86_64 LibreOffice_project/10$Build-2</meta:generator>
    <meta:document-statistic meta:table-count="2" meta:cell-count="881" meta:object-count="0"/>
  </office:meta>
</office:document-meta>
</file>